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1"/>
          <table:table-cell table:style-name="ce3" office:value-type="string" calcext:value-type="string" table:number-columns-spanned="2" table:number-rows-spanned="1">
            <text:p>Relative</text:p>
          </table:table-cell>
          <table:covered-table-cell table:style-name="ce2"/>
          <table:table-cell table:style-name="ce4" office:value-type="string" calcext:value-type="string" table:number-columns-spanned="2" table:number-rows-spanned="1">
            <text:p>Measurement</text:p>
          </table:table-cell>
          <table:covered-table-cell table:style-name="ce1"/>
          <table:table-cell table:style-name="ce1" office:value-type="string" calcext:value-type="string">
            <text:p>Angle</text:p>
          </table:table-cell>
          <table:table-cell table:style-name="ce1"/>
          <table:table-cell/>
          <table:table-cell office:value-type="string" calcext:value-type="string">
            <text:p>Current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oint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tX</text:p>
          </table:table-cell>
          <table:table-cell table:style-name="ce2" office:value-type="string" calcext:value-type="string">
            <text:p>tY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Center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-22" calcext:value-type="float">
            <text:p>-2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2" calcext:value-type="float">
            <text:p>-2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Down</text:p>
          </table:table-cell>
          <table:table-cell table:number-columns-repeated="2" table:style-name="ce1" office:value-type="float" office:value="-100" calcext:value-type="float">
            <text:p>-100</text:p>
          </table:table-cell>
          <table:table-cell table:number-columns-repeated="2" table:style-name="ce1" office:value-type="float" office:value="-22" calcext:value-type="float">
            <text:p>-2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22" calcext:value-type="float">
            <text:p>-22</text:p>
          </table:table-cell>
          <table:table-cell table:style-name="ce1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Up</text:p>
          </table:table-cell>
          <table:table-cell table:style-name="ce1" office:value-type="float" office:value="-100" calcext:value-type="float">
            <text:p>-1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-22" calcext:value-type="float">
            <text:p>-22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Up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Up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/>
          <table:table-cell table:style-name="ce1" table:number-columns-repeated="7"/>
          <table:table-cell table:number-columns-repeated="4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table:formula="of:=RADIANS([.H22])" office:value-type="float" office:value="0.383972435438753" calcext:value-type="float">
            <text:p>0.383972435438753</text:p>
          </table:table-cell>
          <table:table-cell table:formula="of:=COS([.I22])" office:value-type="float" office:value="0.927183854566787" calcext:value-type="float">
            <text:p>0.927183854566787</text:p>
          </table:table-cell>
          <table:table-cell/>
          <table:table-cell table:formula="of:=100/[.J22]" office:value-type="float" office:value="107.853474267758" calcext:value-type="float">
            <text:p>107.85347426775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table:formula="of:=100/0.38" office:value-type="float" office:value="263.157894736842" calcext:value-type="float">
            <text:p>263.157894736842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table:formula="of:=1/0.707" office:value-type="float" office:value="1.41442715700141" calcext:value-type="float">
            <text:p>1.4144271570014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9T18:16:28.959073885</meta:creation-date>
    <meta:generator>LibreOffice/24.2.7.2$Linux_X86_64 LibreOffice_project/420$Build-2</meta:generator>
    <dc:date>2025-05-20T09:15:46.948240974</dc:date>
    <meta:editing-duration>PT14H19M25S</meta:editing-duration>
    <meta:editing-cycles>1</meta:editing-cycles>
    <meta:document-statistic meta:table-count="1" meta:cell-count="80" meta:object-count="0"/>
  </office:meta>
</office:document-meta>
</file>